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mma_as_Separator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,2,3,4,5,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  <table:table-row table:style-name="ro1">
          <table:table-cell office:value-type="string" calcext:value-type="string">
            <text:p>2,2,3,4,5,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3,2,3,4,5,6</text:p>
          </table:table-cell>
          <table:table-cell table:number-columns-repeated="3"/>
          <table:table-cell office:value-type="string" calcext:value-type="string">
            <text:p>random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,2,3,4,5,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5,2,3,4,5,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fill" style:display-name="background_fill" style:family="table-cell" style:parent-style-name="Default">
      <style:table-cell-properties fo:background-color="#00ae00"/>
      <style:text-properties fo:color="#b80047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.00.0000</text:date>, <text:time style:data-style-name="N2" text:time-value="10:22:08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meta:creation-date>2007-08-15T11:48:01</meta:creation-date>
    <dc:date>2018-04-17T10:22:30.332000000</dc:date>
    <meta:editing-cycles>8</meta:editing-cycles>
    <meta:editing-duration>PT1H57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